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214cm" fo:margin-left="-0.201cm" fo:margin-right="-0.012cm" table:align="margins"/>
    </style:style>
    <style:style style:name="表24.A" style:family="table-column">
      <style:table-column-properties style:column-width="1.032cm" style:rel-column-width="585*"/>
    </style:style>
    <style:style style:name="表24.B" style:family="table-column">
      <style:table-column-properties style:column-width="2.434cm" style:rel-column-width="1380*"/>
    </style:style>
    <style:style style:name="表24.C" style:family="table-column">
      <style:table-column-properties style:column-width="2.355cm" style:rel-column-width="1335*"/>
    </style:style>
    <style:style style:name="表24.D" style:family="table-column">
      <style:table-column-properties style:column-width="3.016cm" style:rel-column-width="1710*"/>
    </style:style>
    <style:style style:name="表24.E" style:family="table-column">
      <style:table-column-properties style:column-width="4.815cm" style:rel-column-width="2730*"/>
    </style:style>
    <style:style style:name="表24.F" style:family="table-column">
      <style:table-column-properties style:column-width="3.561cm" style:rel-column-width="2019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6.642cm" fo:margin-left="0cm" fo:margin-right="0.358cm" table:align="margins" style:writing-mode="lr-tb"/>
    </style:style>
    <style:style style:name="表26.A" style:family="table-column">
      <style:table-column-properties style:column-width="1.109cm" style:rel-column-width="629*"/>
    </style:style>
    <style:style style:name="表26.B" style:family="table-column">
      <style:table-column-properties style:column-width="6.246cm" style:rel-column-width="3541*"/>
    </style:style>
    <style:style style:name="表26.C" style:family="table-column">
      <style:table-column-properties style:column-width="0.953cm" style:rel-column-width="540*"/>
    </style:style>
    <style:style style:name="表26.D" style:family="table-column">
      <style:table-column-properties style:column-width="8.334cm" style:rel-column-width="4725*"/>
    </style:style>
    <style:style style:name="表2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D1" style:family="table-cell">
      <style:table-cell-properties fo:padding="0.097cm" fo:border="0.002cm solid #000000"/>
    </style:style>
    <style:style style:name="表2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2.039cm" fo:margin-left="0cm" fo:margin-right="4.962cm" table:align="margins" style:writing-mode="lr-tb"/>
    </style:style>
    <style:style style:name="表9.A" style:family="table-column">
      <style:table-column-properties style:column-width="1.111cm" style:rel-column-width="6049*"/>
    </style:style>
    <style:style style:name="表9.B" style:family="table-column">
      <style:table-column-properties style:column-width="5.106cm" style:rel-column-width="27798*"/>
    </style:style>
    <style:style style:name="表9.C" style:family="table-column">
      <style:table-column-properties style:column-width="1.27cm" style:rel-column-width="6913*"/>
    </style:style>
    <style:style style:name="表9.D" style:family="table-column">
      <style:table-column-properties style:column-width="4.551cm" style:rel-column-width="24775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D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2.039cm" fo:margin-left="0cm" fo:margin-right="4.962cm" table:align="margins" style:writing-mode="lr-tb"/>
    </style:style>
    <style:style style:name="表1.A" style:family="table-column">
      <style:table-column-properties style:column-width="1.111cm" style:rel-column-width="6049*"/>
    </style:style>
    <style:style style:name="表1.B" style:family="table-column">
      <style:table-column-properties style:column-width="5.106cm" style:rel-column-width="27798*"/>
    </style:style>
    <style:style style:name="表1.C" style:family="table-column">
      <style:table-column-properties style:column-width="1.27cm" style:rel-column-width="6913*"/>
    </style:style>
    <style:style style:name="表1.D" style:family="table-column">
      <style:table-column-properties style:column-width="4.551cm" style:rel-column-width="24775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0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2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>
      <style:text-properties fo:font-size="15pt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><text:reference-ref text:reference-format="text" text:ref-name="12/28sa">12/28 sa</text:reference-ref></text:p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5"/>
      <text:p text:style-name="P9"/>
      <text:p text:style-name="P1">------------------------------------------------------------</text:p>
      <text:p text:style-name="P5">[20191229_151156]</text:p>
      <text:list xml:id="list5044857746032288467" text:style-name="L101">
        <text:list-item>
          <text:p text:style-name="P18"><text:reference-mark-start text:name="12/28sa"/>12/28 sa<text:reference-mark-end text:name="12/28sa"/></text:p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office:value-type="float" office:value="1">
            <text:p text:style-name="P13">1</text:p>
          </table:table-cell>
          <table:table-cell table:style-name="表26.B1" office:value-type="string">
            <text:p text:style-name="P12">天気</text:p>
            <text:p text:style-name="P14">晴れ。雲あり</text:p>
          </table:table-cell>
          <table:table-cell table:style-name="表26.A1" office:value-type="float" office:value="11">
            <text:p text:style-name="P13">11</text:p>
          </table:table-cell>
          <table:table-cell table:style-name="表26.D1" office:value-type="string">
            <text:p text:style-name="P12">出来事</text:p>
          </table:table-cell>
        </table:table-row>
        <table:table-row>
          <table:table-cell table:style-name="表26.A2" office:value-type="float" office:value="2">
            <text:p text:style-name="P13">2</text:p>
          </table:table-cell>
          <table:table-cell table:style-name="表26.B2" office:value-type="string">
            <text:p text:style-name="P12">餌やり</text:p>
            <text:p text:style-name="P14">クロは来ない</text:p>
          </table:table-cell>
          <table:table-cell table:style-name="表26.A2" office:value-type="float" office:value="12">
            <text:p text:style-name="P13">12</text:p>
          </table:table-cell>
          <table:table-cell table:style-name="表26.D2" office:value-type="string">
            <text:p text:style-name="P12">やった</text:p>
            <text:p text:style-name="P14">ギター。１つの”frase”に、ずっと取り組んだ</text:p>
          </table:table-cell>
        </table:table-row>
        <table:table-row>
          <table:table-cell table:style-name="表26.A2" office:value-type="float" office:value="3">
            <text:p text:style-name="P13">3</text:p>
          </table:table-cell>
          <table:table-cell table:style-name="表26.B2" office:value-type="string">
            <text:p text:style-name="P14">身体</text:p>
            <text:p text:style-name="P14">腰、痛い。</text:p>
          </table:table-cell>
          <table:table-cell table:style-name="表26.A2" office:value-type="float" office:value="13">
            <text:p text:style-name="P13">13</text:p>
          </table:table-cell>
          <table:table-cell table:style-name="表26.D2" office:value-type="string">
            <text:p text:style-name="P12">思ったこと</text:p>
          </table:table-cell>
        </table:table-row>
      </table:table>
      <text:p text:style-name="P7"/>
      <text:p text:style-name="P8"><text:soft-page-break/>明日</text:p>
      <text:p text:style-name="P7"/>
      <text:p text:style-name="P8">明日の、その先</text:p>
      <text:p text:style-name="P7"/>
      <text:p text:style-name="P5">[/ XXX]</text:p>
      <text:p text:style-name="P9">@@@</text:p>
      <text:p text:style-name="P1">------------------------------------------------------------</text:p>
      <text:p text:style-name="P5">[XXX]</text:p>
      <text:list xml:id="list35406808" text:continue-numbering="true" text:style-name="L101">
        <text:list-item>
          <text:p text:style-name="P18">XXX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</table:table-cell>
          <table:table-cell table:style-name="表1.A1" office:value-type="float" office:value="9">
            <text:p text:style-name="P13">9</text:p>
          </table:table-cell>
          <table:table-cell table:style-name="表1.D1" office:value-type="string">
            <text:p text:style-name="P12">思い出したこと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</table:table-cell>
          <table:table-cell table:style-name="表1.A2" office:value-type="float" office:value="10">
            <text:p text:style-name="P13">10</text:p>
          </table:table-cell>
          <table:table-cell table:style-name="表1.D2" office:value-type="string">
            <text:p text:style-name="P12">やった</text:p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1.A2" office:value-type="float" office:value="11">
            <text:p text:style-name="P13">11</text:p>
          </table:table-cell>
          <table:table-cell table:style-name="表1.D2" office:value-type="string">
            <text:p text:style-name="P12">やらず</text:p>
          </table:table-cell>
        </table:table-row>
        <table:table-row>
          <table:table-cell table:style-name="表1.A2" office:value-type="float" office:value="4">
            <text:p text:style-name="P13">4</text:p>
          </table:table-cell>
          <table:table-cell table:style-name="表1.B2" office:value-type="string">
            <text:p text:style-name="P12">思ったこと</text:p>
          </table:table-cell>
          <table:table-cell table:style-name="表1.A2" office:value-type="float" office:value="12">
            <text:p text:style-name="P13">12</text:p>
          </table:table-cell>
          <table:table-cell table:style-name="表1.D2" office:value-type="string">
            <text:p text:style-name="P12">知ったこと</text:p>
          </table:table-cell>
        </table:table-row>
        <table:table-row>
          <table:table-cell table:style-name="表1.A2" office:value-type="float" office:value="5">
            <text:p text:style-name="P13">5</text:p>
          </table:table-cell>
          <table:table-cell table:style-name="表1.B2" office:value-type="string">
            <text:p text:style-name="P12">出来事</text:p>
          </table:table-cell>
          <table:table-cell table:style-name="表1.A2" office:value-type="float" office:value="13">
            <text:p text:style-name="P13">13</text:p>
          </table:table-cell>
          <table:table-cell table:style-name="表1.D2" office:value-type="string">
            <text:p text:style-name="P12">やろう</text:p>
          </table:table-cell>
        </table:table-row>
        <table:table-row>
          <table:table-cell table:style-name="表1.A2" office:value-type="float" office:value="6">
            <text:p text:style-name="P13">6</text:p>
          </table:table-cell>
          <table:table-cell table:style-name="表1.B2" office:value-type="string">
            <text:p text:style-name="P12">止めた / 止めよう</text:p>
          </table:table-cell>
          <table:table-cell table:style-name="表1.A2" office:value-type="float" office:value="14">
            <text:p text:style-name="P13">14</text:p>
          </table:table-cell>
          <table:table-cell table:style-name="表1.D2" office:value-type="string">
            <text:p text:style-name="P12">新しい</text:p>
          </table:table-cell>
        </table:table-row>
        <table:table-row>
          <table:table-cell table:style-name="表1.A2" office:value-type="float" office:value="7">
            <text:p text:style-name="P13">7</text:p>
          </table:table-cell>
          <table:table-cell table:style-name="表1.B2" office:value-type="string">
            <text:p text:style-name="P12">始めた</text:p>
          </table:table-cell>
          <table:table-cell table:style-name="表1.A2" office:value-type="float" office:value="15">
            <text:p text:style-name="P13">15</text:p>
          </table:table-cell>
          <table:table-cell table:style-name="表1.D2" office:value-type="string">
            <text:p text:style-name="P12">その他</text:p>
          </table:table-cell>
        </table:table-row>
        <table:table-row>
          <table:table-cell table:style-name="表1.A2" office:value-type="float" office:value="8">
            <text:p text:style-name="P15">8</text:p>
          </table:table-cell>
          <table:table-cell table:style-name="表1.B2" office:value-type="string">
            <text:p text:style-name="P12">気づいた</text:p>
          </table:table-cell>
          <table:table-cell table:style-name="表1.A2">
            <text:p text:style-name="P13"/>
          </table:table-cell>
          <table:table-cell table:style-name="表1.D2" office:value-type="string">
            <text:p text:style-name="P12"/>
          </table:table-cell>
        </table:table-row>
      </table:table>
      <text:p text:style-name="P7"/>
      <text:p text:style-name="P11"><text:span text:style-name="T2">明日</text:span></text:p>
      <text:p text:style-name="P7"/>
      <text:p text:style-name="P8">明日の、その先</text:p>
      <text:p text:style-name="P7"/>
      <text:p text:style-name="P5">[/ XXX]</text:p>
      <text:p text:style-name="P3"/>
      <text:p text:style-name="P3"/>
      <text:p text:style-name="P2">--------------------------------------------- [TEMPLATE]</text:p>
      <text:p text:style-name="P1"><text:soft-page-break/>------------------------------------------------------------</text:p>
      <text:p text:style-name="P5">[XXX]</text:p>
      <text:list xml:id="list35432880" text:continue-numbering="true" text:style-name="L101">
        <text:list-item>
          <text:p text:style-name="P18">XXX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A1" office:value-type="float" office:value="9">
            <text:p text:style-name="P13">9</text:p>
          </table:table-cell>
          <table:table-cell table:style-name="表9.D1" office:value-type="string">
            <text:p text:style-name="P12">思い出したこと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A2" office:value-type="float" office:value="10">
            <text:p text:style-name="P13">10</text:p>
          </table:table-cell>
          <table:table-cell table:style-name="表9.D2" office:value-type="string">
            <text:p text:style-name="P12">やった</text:p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4">しんたい</text:span></text:p>
          </table:table-cell>
          <table:table-cell table:style-name="表9.A2" office:value-type="float" office:value="11">
            <text:p text:style-name="P13">11</text:p>
          </table:table-cell>
          <table:table-cell table:style-name="表9.D2" office:value-type="string">
            <text:p text:style-name="P12">やらず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A2" office:value-type="float" office:value="12">
            <text:p text:style-name="P13">12</text:p>
          </table:table-cell>
          <table:table-cell table:style-name="表9.D2" office:value-type="string">
            <text:p text:style-name="P12">知ったこと</text:p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A2" office:value-type="float" office:value="13">
            <text:p text:style-name="P13">13</text:p>
          </table:table-cell>
          <table:table-cell table:style-name="表9.D2" office:value-type="string">
            <text:p text:style-name="P12">やろう</text:p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A2" office:value-type="float" office:value="14">
            <text:p text:style-name="P13">14</text:p>
          </table:table-cell>
          <table:table-cell table:style-name="表9.D2" office:value-type="string">
            <text:p text:style-name="P12">新しい</text:p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A2" office:value-type="float" office:value="15">
            <text:p text:style-name="P13">15</text:p>
          </table:table-cell>
          <table:table-cell table:style-name="表9.D2" office:value-type="string">
            <text:p text:style-name="P12">その他</text:p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A2">
            <text:p text:style-name="P13"/>
          </table:table-cell>
          <table:table-cell table:style-name="表9.D2" office:value-type="string">
            <text:p text:style-name="P12"/>
          </table:table-cell>
        </table:table-row>
      </table:table>
      <text:p text:style-name="P7"/>
      <text:p text:style-name="P11"><text:span text:style-name="T2">明</text:span><text:span text:style-name="T2">日</text:span></text:p>
      <text:p text:style-name="P7"/>
      <text:p text:style-name="P8">明日の、その先</text:p>
      <text:p text:style-name="P7"/>
      <text:p text:style-name="P5">[/ XXX]</text:p>
      <text:p text:style-name="P19"/>
      <text:p text:style-name="P4">/--------------------------------------------- [/TEMPLATE]</text:p>
      <text:p text:style-name="P7"/>
      <text:p text:style-name="P10"><text:span text:style-name="T3">=================== </text:span><text:span text:style-name="T1"> </text:span><text:span text:style-name="T3">EOF</text:span><text:span text:style-name="T1">  </text:span><text:span text:style-name="T3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19-12-29T15:21:44.40</dc:date>
    <dc:creator>iwabuchi ken</dc:creator>
    <meta:editing-duration>PT7H58M7S</meta:editing-duration>
    <meta:editing-cycles>80</meta:editing-cycles>
    <meta:generator>OpenOffice/4.1.3$Win32 OpenOffice.org_project/413m1$Build-9783</meta:generator>
    <meta:document-statistic meta:table-count="5" meta:image-count="0" meta:object-count="0" meta:page-count="3" meta:paragraph-count="119" meta:word-count="287" meta:character-count="710"/>
  </office:meta>
</office:document-meta>
</file>